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1.9">
            <text:p>11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2258.82">
            <text:p>2258.82</text:p>
          </table:table-cell>
          <table:table-cell table:style-name="Default" office:value-type="float" office:value="1176.38">
            <text:p>1176.38</text:p>
          </table:table-cell>
          <table:table-cell table:formula="of:=+[.M2]/[.L2]" office:value-type="percentage" office:value="0.520794042907359">
            <text:p>52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4.9">
            <text:p>14.9</text:p>
          </table:table-cell>
          <table:table-cell table:style-name="Default" office:value-type="float" office:value="140.7">
            <text:p>140.7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3"/>
          <table:table-cell table:style-name="Default" office:value-type="float" office:value="641.16">
            <text:p>641.16</text:p>
          </table:table-cell>
          <table:table-cell table:style-name="Default" office:value-type="float" office:value="418.42">
            <text:p>418.42</text:p>
          </table:table-cell>
          <table:table-cell table:formula="of:=+[.M3]/[.L3]" office:value-type="percentage" office:value="0.652598415372138">
            <text:p>65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31">
            <text:p>13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3508.05">
            <text:p>3508.05</text:p>
          </table:table-cell>
          <table:table-cell table:style-name="Default" office:value-type="float" office:value="1989.02">
            <text:p>1989.02</text:p>
          </table:table-cell>
          <table:table-cell table:formula="of:=+[.M4]/[.L4]" office:value-type="percentage" office:value="0.566987357648836">
            <text:p>5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style-name="Default" office:value-type="float" office:value="579.92">
            <text:p>579.92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3"/>
          <table:table-cell table:style-name="Default" office:value-type="float" office:value="631.65">
            <text:p>631.65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0.5">
            <text:p>140.5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style-name="Default" office:value-type="float" office:value="656.87">
            <text:p>656.87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20.5">
            <text:p>20.5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3"/>
          <table:table-cell table:style-name="Default" office:value-type="float" office:value="668.3">
            <text:p>668.3</text:p>
          </table:table-cell>
          <table:table-cell table:style-name="Default" office:value-type="float" office:value="454.72">
            <text:p>454.72</text:p>
          </table:table-cell>
          <table:table-cell table:formula="of:=+[.M8]/[.L8]" office:value-type="percentage" office:value="0.680412988178962">
            <text:p>68%</text:p>
          </table:table-cell>
          <table:table-cell table:number-columns-repeated="1010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5:57.80</dc:date>
    <dc:creator>Lawrence Perepolkin</dc:creator>
    <meta:editing-duration>PT9H44M58S</meta:editing-duration>
    <meta:editing-cycles>43</meta:editing-cycles>
    <meta:generator>OpenOffice/4.1.12$Win32 OpenOffice.org_project/4112m1$Build-9809</meta:generator>
    <meta:document-statistic meta:table-count="3" meta:cell-count="153" meta:object-count="0"/>
  </office:meta>
</office:document-meta>
</file>